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22">
      <style:paragraph-properties/>
      <style:text-properties/>
    </style:style>
    <style:style style:family="paragraph" style:name="P27">
      <style:paragraph-properties/>
      <style:text-properties style:text-underline-type="single" style:text-underline-style="solid" style:text-underline-width="auto" style:text-underline-color="font-color" fo:font-weight="bold"/>
    </style:style>
    <style:style style:family="text" style:name="T53">
      <style:text-properties style:text-underline-type="single" style:text-underline-style="solid" style:text-underline-width="auto" style:text-underline-color="font-color" fo:font-weight="bold"/>
    </style:style>
    <style:style style:family="paragraph" style:name="P28">
      <style:paragraph-properties/>
      <style:text-properties fo:font-size="18pt" style:font-size-complex="18pt" fo:font-weight="bold"/>
    </style:style>
    <style:style style:family="paragraph" style:name="P29">
      <style:paragraph-properties/>
      <style:text-properties fo:font-size="18pt" style:font-size-complex="18pt" fo:font-weight="bold"/>
    </style:style>
    <style:style style:family="text" style:name="T54">
      <style:text-properties fo:font-size="18pt" style:font-size-complex="18pt" fo:font-weight="bold"/>
    </style:style>
    <style:style style:family="table" style:name="ta1">
      <style:paragraph-properties fo:line-height="100%" fo:margin-bottom="0pt"/>
      <style:table-properties style:width="15.99cm" style:use-optimal-column-width="true"/>
    </style:style>
    <style:style style:family="table-column" style:name="co1">
      <style:table-column-properties style:column-width="3.038cm" style:use-optimal-column-width="true"/>
    </style:style>
    <style:style style:family="table-column" style:name="co2">
      <style:table-column-properties style:column-width="2.586cm" style:use-optimal-column-width="true"/>
    </style:style>
    <style:style style:family="table-column" style:name="co3">
      <style:table-column-properties style:column-width="2.637cm" style:use-optimal-column-width="true"/>
    </style:style>
    <style:style style:family="table-column" style:name="co4">
      <style:table-column-properties style:column-width="2.581cm" style:use-optimal-column-width="true"/>
    </style:style>
    <style:style style:family="table-column" style:name="co5">
      <style:table-column-properties style:column-width="2.572cm" style:use-optimal-column-width="true"/>
    </style:style>
    <style:style style:family="table-column" style:name="co6">
      <style:table-column-properties style:column-width="2.572cm" style:use-optimal-column-width="true"/>
    </style:style>
    <style:style style:family="table-cell" style:name="ce2">
      <style:table-cell-properties fo:border-top="none" fo:border-bottom="0.01764cm solid #000000" fo:border-left="none" fo:border-right="0.01764cm solid #000000" fo:padding-top="0pt" fo:padding-bottom="0pt" fo:padding-left="5.4pt" fo:padding-right="5.4pt"/>
    </style:style>
    <style:style style:family="table-cell" style:name="ce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7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8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9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10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11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1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1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1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1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1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17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18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paragraph" style:name="P30">
      <style:paragraph-properties/>
      <style:text-properties fo:font-weight="bold"/>
    </style:style>
    <style:style style:family="text" style:name="T55">
      <style:text-properties fo:font-weight="bold"/>
    </style:style>
    <style:style style:family="table-cell" style:name="ce19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20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21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2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2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2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2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2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27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28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29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30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31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3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3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3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3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3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37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38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39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40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41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4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43">
      <style:table-cell-properties fo:border-top="none" fo:border-bottom="0.01764cm solid #000000" fo:border-left="none" fo:border-right="0.01764cm solid #000000" fo:padding-top="0pt" fo:padding-bottom="0pt" fo:padding-left="5.4pt" fo:padding-right="5.4pt"/>
    </style:style>
    <style:style style:family="table-cell" style:name="ce4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4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4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47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48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49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50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51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5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5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5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5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5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57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58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59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paragraph" style:name="P31">
      <style:paragraph-properties/>
      <style:text-properties fo:font-weight="bold"/>
    </style:style>
    <style:style style:family="text" style:name="T56">
      <style:text-properties fo:font-weight="bold"/>
    </style:style>
    <style:style style:family="table-cell" style:name="ce60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61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6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6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6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6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6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67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68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69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70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71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7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7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74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75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76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77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78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79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80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81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82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table-cell" style:name="ce83">
      <style:table-cell-properties fo:border-top="0.01764cm solid #000000" fo:border-bottom="0.01764cm solid #000000" fo:border-left="0.01764cm solid #000000" fo:border-right="0.01764cm solid #000000" fo:padding-top="0pt" fo:padding-bottom="0pt" fo:padding-left="5.4pt" fo:padding-right="5.4pt"/>
    </style:style>
    <style:style style:family="paragraph" style:name="P32">
      <style:paragraph-properties/>
      <style:text-properties fo:font-size="11pt" style:font-size-complex="11pt" fo:font-style="italic"/>
    </style:style>
    <style:style style:family="text" style:name="T57">
      <style:text-properties fo:font-size="11pt" style:font-size-complex="11pt" fo:font-style="italic"/>
    </style:style>
    <style:style style:family="paragraph" style:name="P33">
      <style:paragraph-properties/>
      <style:text-properties fo:font-size="9pt" style:font-size-complex="9pt"/>
    </style:style>
    <style:style style:family="text" style:name="T58">
      <style:text-properties fo:font-size="10pt" style:font-size-complex="10pt"/>
    </style:style>
    <style:style style:family="text" style:name="T59">
      <style:text-properties fo:font-size="10pt" style:font-size-complex="10pt"/>
    </style:style>
    <style:style style:family="text" style:name="T60">
      <style:text-properties fo:font-size="10pt" style:font-size-complex="10pt"/>
    </style:style>
    <style:style style:family="text" style:name="T61">
      <style:text-properties fo:font-size="10pt" style:font-size-complex="10pt"/>
    </style:style>
    <style:style style:family="text" style:name="T62">
      <style:text-properties fo:font-size="8pt" style:font-size-complex="8pt"/>
    </style:style>
  </office:automatic-styles>
  <office:body>
    <office:text text:use-soft-page-breaks="true">
      <text:p text:style-name="P22"/>
      <text:p text:style-name="P27"><text:span text:style-name="T53">Entschuldigungsformular</text:span></text:p>
      <text:p text:style-name="P28"/>
      <text:p text:style-name="P29"><text:span text:style-name="T54">Nachname, Vorname</text:span></text:p>
      <text:p/>
      <text:p><text:span>Sehr geehrter Herr Bruns,</text:span></text:p>
      <text:p><text:span>Ich entschuldige mein Fehlen für die </text:span><text:span>Unterrichtsstunden an folgenden Tagen:</text:span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  <table:table-column table:style-name="co6"/>
        </table:table-columns>
        <table:table-row table:default-cell-style-name="ce1">
          <table:table-cell table:style-name="ce2" table:number-columns-spanned="2">
            <text:p/>
          </table:table-cell>
          <table:covered-table-cell/>
          <table:table-cell table:style-name="ce3">
            <text:p><text:span>1./2.</text:span></text:p>
          </table:table-cell>
          <table:table-cell table:style-name="ce4">
            <text:p><text:span>3./4.</text:span></text:p>
          </table:table-cell>
          <table:table-cell table:style-name="ce5">
            <text:p><text:span>5./6.</text:span></text:p>
          </table:table-cell>
          <table:table-cell table:style-name="ce6">
            <text:p><text:span>7./8.</text:span></text:p>
          </table:table-cell>
        </table:table-row>
        <table:table-row table:default-cell-style-name="ce1">
          <table:table-cell table:style-name="ce7">
            <text:p><text:span>Montag</text:span></text:p>
          </table:table-cell>
          <table:table-cell table:style-name="ce8">
            <text:p><text:span>18.11.2024</text:span></text:p>
          </table:table-cell>
          <table:table-cell table:style-name="ce9">
            <text:p><text:span>pro</text:span></text:p>
          </table:table-cell>
          <table:table-cell table:style-name="ce10">
            <text:p><text:span>Zelle</text:span></text:p>
          </table:table-cell>
          <table:table-cell table:style-name="ce11">
            <text:p><text:span>Fach</text:span></text:p>
          </table:table-cell>
          <table:table-cell table:style-name="ce12">
            <text:p><text:span>Und</text:span></text:p>
          </table:table-cell>
        </table:table-row>
        <table:table-row table:default-cell-style-name="ce1">
          <table:table-cell table:style-name="ce13">
            <text:p><text:span>Dienstag</text:span></text:p>
          </table:table-cell>
          <table:table-cell table:style-name="ce14">
            <text:p><text:span>19.11.2024</text:span></text:p>
          </table:table-cell>
          <table:table-cell table:style-name="ce15">
            <text:p><text:span>Lehrerkürzel</text:span></text:p>
          </table:table-cell>
          <table:table-cell table:style-name="ce16">
            <text:p><text:span>eintragen</text:span></text:p>
          </table:table-cell>
          <table:table-cell table:style-name="ce17">
            <text:p><text:span>z.B.</text:span></text:p>
          </table:table-cell>
          <table:table-cell table:style-name="ce18">
            <text:p text:style-name="P30"><text:span text:style-name="T55">AWE BRS</text:span></text:p>
          </table:table-cell>
        </table:table-row>
        <table:table-row table:default-cell-style-name="ce1">
          <table:table-cell table:style-name="ce19">
            <text:p><text:span>Mittwoch</text:span></text:p>
          </table:table-cell>
          <table:table-cell table:style-name="ce20">
            <text:p><text:span>20.11.2024</text:span></text:p>
          </table:table-cell>
          <table:table-cell table:style-name="ce21">
            <text:p/>
          </table:table-cell>
          <table:table-cell table:style-name="ce22">
            <text:p/>
          </table:table-cell>
          <table:table-cell table:style-name="ce23">
            <text:p/>
          </table:table-cell>
          <table:table-cell table:style-name="ce24">
            <text:p/>
          </table:table-cell>
        </table:table-row>
        <table:table-row table:default-cell-style-name="ce1">
          <table:table-cell table:style-name="ce25">
            <text:p><text:span>Donnerstag</text:span></text:p>
          </table:table-cell>
          <table:table-cell table:style-name="ce26">
            <text:p><text:span>21.11.2024</text:span></text:p>
          </table:table-cell>
          <table:table-cell table:style-name="ce27">
            <text:p/>
          </table:table-cell>
          <table:table-cell table:style-name="ce28">
            <text:p/>
          </table:table-cell>
          <table:table-cell table:style-name="ce29">
            <text:p/>
          </table:table-cell>
          <table:table-cell table:style-name="ce30">
            <text:p/>
          </table:table-cell>
        </table:table-row>
        <table:table-row table:default-cell-style-name="ce1">
          <table:table-cell table:style-name="ce31">
            <text:p><text:span>Freitag</text:span></text:p>
          </table:table-cell>
          <table:table-cell table:style-name="ce32">
            <text:p><text:span>22.11.2024</text:span></text:p>
          </table:table-cell>
          <table:table-cell table:style-name="ce33">
            <text:p/>
          </table:table-cell>
          <table:table-cell table:style-name="ce34">
            <text:p/>
          </table:table-cell>
          <table:table-cell table:style-name="ce35">
            <text:p/>
          </table:table-cell>
          <table:table-cell table:style-name="ce36">
            <text:p/>
          </table:table-cell>
        </table:table-row>
        <table:table-row table:default-cell-style-name="ce1">
          <table:table-cell table:style-name="ce37">
            <text:p/>
          </table:table-cell>
          <table:table-cell table:style-name="ce38">
            <text:p/>
          </table:table-cell>
          <table:table-cell table:style-name="ce39">
            <text:p/>
          </table:table-cell>
          <table:table-cell table:style-name="ce40">
            <text:p/>
          </table:table-cell>
          <table:table-cell table:style-name="ce41">
            <text:p/>
          </table:table-cell>
          <table:table-cell table:style-name="ce42">
            <text:p/>
          </table:table-cell>
        </table:table-row>
        <table:table-row table:default-cell-style-name="ce1">
          <table:table-cell table:style-name="ce43" table:number-columns-spanned="2">
            <text:p/>
          </table:table-cell>
          <table:covered-table-cell/>
          <table:table-cell table:style-name="ce44">
            <text:p><text:span>1./2.</text:span></text:p>
          </table:table-cell>
          <table:table-cell table:style-name="ce45">
            <text:p><text:span>3./4.</text:span></text:p>
          </table:table-cell>
          <table:table-cell table:style-name="ce46">
            <text:p><text:span>5./6.</text:span></text:p>
          </table:table-cell>
          <table:table-cell table:style-name="ce47">
            <text:p><text:span>7./8.</text:span></text:p>
          </table:table-cell>
        </table:table-row>
        <table:table-row table:default-cell-style-name="ce1">
          <table:table-cell table:style-name="ce48">
            <text:p><text:span>Montag</text:span></text:p>
          </table:table-cell>
          <table:table-cell table:style-name="ce49">
            <text:p><text:span>18.11.2024</text:span></text:p>
          </table:table-cell>
          <table:table-cell table:style-name="ce50">
            <text:p><text:span>pro</text:span></text:p>
          </table:table-cell>
          <table:table-cell table:style-name="ce51">
            <text:p><text:span>Zelle</text:span></text:p>
          </table:table-cell>
          <table:table-cell table:style-name="ce52">
            <text:p><text:span>Fach</text:span></text:p>
          </table:table-cell>
          <table:table-cell table:style-name="ce53">
            <text:p><text:span>Und</text:span></text:p>
          </table:table-cell>
        </table:table-row>
        <table:table-row table:default-cell-style-name="ce1">
          <table:table-cell table:style-name="ce54">
            <text:p><text:span>Dienstag</text:span></text:p>
          </table:table-cell>
          <table:table-cell table:style-name="ce55">
            <text:p><text:span>19.11.2024</text:span></text:p>
          </table:table-cell>
          <table:table-cell table:style-name="ce56">
            <text:p><text:span>Lehrerkürzel</text:span></text:p>
          </table:table-cell>
          <table:table-cell table:style-name="ce57">
            <text:p><text:span>eintragen</text:span></text:p>
          </table:table-cell>
          <table:table-cell table:style-name="ce58">
            <text:p><text:span>z.B.</text:span></text:p>
          </table:table-cell>
          <table:table-cell table:style-name="ce59">
            <text:p text:style-name="P31"><text:span text:style-name="T56">AWE BRS</text:span></text:p>
          </table:table-cell>
        </table:table-row>
        <table:table-row table:default-cell-style-name="ce1">
          <table:table-cell table:style-name="ce60">
            <text:p><text:span>Mittwoch</text:span></text:p>
          </table:table-cell>
          <table:table-cell table:style-name="ce61">
            <text:p><text:span>20.11.2024</text:span></text:p>
          </table:table-cell>
          <table:table-cell table:style-name="ce62">
            <text:p/>
          </table:table-cell>
          <table:table-cell table:style-name="ce63">
            <text:p/>
          </table:table-cell>
          <table:table-cell table:style-name="ce64">
            <text:p/>
          </table:table-cell>
          <table:table-cell table:style-name="ce65">
            <text:p/>
          </table:table-cell>
        </table:table-row>
        <table:table-row table:default-cell-style-name="ce1">
          <table:table-cell table:style-name="ce66">
            <text:p><text:span>Donnerstag</text:span></text:p>
          </table:table-cell>
          <table:table-cell table:style-name="ce67">
            <text:p><text:span>21.11.2024</text:span></text:p>
          </table:table-cell>
          <table:table-cell table:style-name="ce68">
            <text:p/>
          </table:table-cell>
          <table:table-cell table:style-name="ce69">
            <text:p/>
          </table:table-cell>
          <table:table-cell table:style-name="ce70">
            <text:p/>
          </table:table-cell>
          <table:table-cell table:style-name="ce71">
            <text:p/>
          </table:table-cell>
        </table:table-row>
        <table:table-row table:default-cell-style-name="ce1">
          <table:table-cell table:style-name="ce72">
            <text:p><text:span>Freitag</text:span></text:p>
          </table:table-cell>
          <table:table-cell table:style-name="ce73">
            <text:p><text:span>22.11.2024</text:span></text:p>
          </table:table-cell>
          <table:table-cell table:style-name="ce74">
            <text:p/>
          </table:table-cell>
          <table:table-cell table:style-name="ce75">
            <text:p/>
          </table:table-cell>
          <table:table-cell table:style-name="ce76">
            <text:p/>
          </table:table-cell>
          <table:table-cell table:style-name="ce77">
            <text:p/>
          </table:table-cell>
        </table:table-row>
        <table:table-row table:default-cell-style-name="ce1">
          <table:table-cell table:style-name="ce78">
            <text:p/>
          </table:table-cell>
          <table:table-cell table:style-name="ce79">
            <text:p/>
          </table:table-cell>
          <table:table-cell table:style-name="ce80">
            <text:p/>
          </table:table-cell>
          <table:table-cell table:style-name="ce81">
            <text:p/>
          </table:table-cell>
          <table:table-cell table:style-name="ce82">
            <text:p/>
          </table:table-cell>
          <table:table-cell table:style-name="ce83">
            <text:p/>
          </table:table-cell>
        </table:table-row>
      </table:table>
      <text:p text:style-name="P32"><text:span text:style-name="T57">Anmerkung: Klausurtermine müssen gekennzeichnet und mit Attest entschuldigt werden.</text:span></text:p>
      <text:p text:style-name="P33"><text:span text:style-name="T58">Bei Bedarf die </text:span><text:span text:style-name="T59">oben stehende</text:span><text:span text:style-name="T60"> Tabelle </text:span><text:span text:style-name="T61">duplizieren.</text:span></text:p>
      <text:p/>
      <text:p><text:span>_________________________________________________</text:span></text:p>
      <text:p><text:span>Ort, Datum</text:span></text:p>
      <text:p><text:span><text:s/></text:span><text:span>_________________________________________________</text:span></text:p>
      <text:p><text:span>Unterschrift</text:span><text:span><text:line-break/></text:span><text:span text:style-name="T62">(bei Minderjährigen von einem Erziehungsberechtigten)</text:span></text:p>
      <text:p/>
      <text:p/>
      <text:p/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.833%" style:tab-stop-distance="35.4pt" fo:margin-bottom="8pt"/>
      <style:text-properties fo:font-family="Aptos" style:font-family-asian="Arial" style:font-family-complex="Arial" fo:font-size="12pt" style:font-size-complex="12pt" fo:language="de" style:language-complex="ar" fo:country="DE" style:country-complex="SA" style:letter-kerning="true"/>
    </style:default-style>
    <style:default-style style:family="text">
      <style:text-properties fo:font-family="Aptos" style:font-family-asian="Arial" style:font-family-complex="Arial" fo:font-size="12pt" style:font-size-complex="12pt" fo:language="de" style:language-complex="ar" fo:country="DE" style:country-complex="SA" style:letter-kerning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Standard"/>
    <style:style style:parent-style-name="Standard" style:display-name="heading 1" style:family="paragraph" style:name="berschrift1">
      <style:paragraph-properties fo:margin-top="18pt" fo:margin-bottom="4pt"/>
      <style:text-properties fo:color="#0f4761" fo:font-family="Aptos Display" style:font-family-asian="Arial" style:font-family-complex="Arial" fo:font-size="20pt" style:font-size-complex="20pt"/>
    </style:style>
    <style:style style:parent-style-name="Standard" style:display-name="heading 2" style:family="paragraph" style:name="berschrift2">
      <style:paragraph-properties fo:margin-top="8pt" fo:margin-bottom="4pt"/>
      <style:text-properties fo:color="#0f4761" fo:font-family="Aptos Display" style:font-family-asian="Arial" style:font-family-complex="Arial" fo:font-size="16pt" style:font-size-complex="16pt"/>
    </style:style>
    <style:style style:parent-style-name="Standard" style:display-name="heading 3" style:family="paragraph" style:name="berschrift3">
      <style:paragraph-properties fo:margin-top="8pt" fo:margin-bottom="4pt"/>
      <style:text-properties fo:color="#0f4761" style:font-family-asian="Arial" style:font-family-complex="Arial" fo:font-size="14pt" style:font-size-complex="14pt"/>
    </style:style>
    <style:style style:parent-style-name="Standard" style:display-name="heading 4" style:family="paragraph" style:name="berschrift4">
      <style:paragraph-properties fo:margin-top="4pt" fo:margin-bottom="2pt"/>
      <style:text-properties fo:color="#0f4761" style:font-family-asian="Arial" style:font-family-complex="Arial" fo:font-style="italic"/>
    </style:style>
    <style:style style:parent-style-name="Standard" style:display-name="heading 5" style:family="paragraph" style:name="berschrift5">
      <style:paragraph-properties fo:margin-top="4pt" fo:margin-bottom="2pt"/>
      <style:text-properties fo:color="#0f4761" style:font-family-asian="Arial" style:font-family-complex="Arial"/>
    </style:style>
    <style:style style:parent-style-name="Standard" style:display-name="heading 6" style:family="paragraph" style:name="berschrift6">
      <style:paragraph-properties fo:margin-top="2pt" fo:margin-bottom="0pt"/>
      <style:text-properties fo:color="#595959" style:font-family-asian="Arial" style:font-family-complex="Arial" fo:font-style="italic"/>
    </style:style>
    <style:style style:parent-style-name="Standard" style:display-name="heading 7" style:family="paragraph" style:name="berschrift7">
      <style:paragraph-properties fo:margin-top="2pt" fo:margin-bottom="0pt"/>
      <style:text-properties fo:color="#595959" style:font-family-asian="Arial" style:font-family-complex="Arial"/>
    </style:style>
    <style:style style:parent-style-name="Standard" style:display-name="heading 8" style:family="paragraph" style:name="berschrift8">
      <style:paragraph-properties fo:margin-bottom="0pt"/>
      <style:text-properties fo:color="#272727" style:font-family-asian="Arial" style:font-family-complex="Arial" fo:font-style="italic"/>
    </style:style>
    <style:style style:parent-style-name="Standard" style:display-name="heading 9" style:family="paragraph" style:name="berschrift9">
      <style:paragraph-properties fo:margin-bottom="0pt"/>
      <style:text-properties fo:color="#272727" style:font-family-asian="Arial" style:font-family-complex="Arial"/>
    </style:style>
    <style:style style:class="default" style:display-name="Default Paragraph Font" style:family="text" style:name="Absatz-Standardschriftart"/>
    <style:style style:parent-style-name="Absatz-Standardschriftart" style:display-name="Überschrift 1 Zchn" style:family="text" style:name="berschrift1Zchn">
      <style:text-properties fo:color="#0f4761" fo:font-family="Aptos Display" style:font-family-asian="Arial" style:font-family-complex="Arial" fo:font-size="20pt" style:font-size-complex="20pt"/>
    </style:style>
    <style:style style:parent-style-name="Absatz-Standardschriftart" style:display-name="Überschrift 2 Zchn" style:family="text" style:name="berschrift2Zchn">
      <style:text-properties fo:color="#0f4761" fo:font-family="Aptos Display" style:font-family-asian="Arial" style:font-family-complex="Arial" fo:font-size="16pt" style:font-size-complex="16pt"/>
    </style:style>
    <style:style style:parent-style-name="Absatz-Standardschriftart" style:display-name="Überschrift 3 Zchn" style:family="text" style:name="berschrift3Zchn">
      <style:text-properties fo:color="#0f4761" style:font-family-asian="Arial" style:font-family-complex="Arial" fo:font-size="14pt" style:font-size-complex="14pt"/>
    </style:style>
    <style:style style:parent-style-name="Absatz-Standardschriftart" style:display-name="Überschrift 4 Zchn" style:family="text" style:name="berschrift4Zchn">
      <style:text-properties fo:color="#0f4761" style:font-family-asian="Arial" style:font-family-complex="Arial" fo:font-style="italic"/>
    </style:style>
    <style:style style:parent-style-name="Absatz-Standardschriftart" style:display-name="Überschrift 5 Zchn" style:family="text" style:name="berschrift5Zchn">
      <style:text-properties fo:color="#0f4761" style:font-family-asian="Arial" style:font-family-complex="Arial"/>
    </style:style>
    <style:style style:parent-style-name="Absatz-Standardschriftart" style:display-name="Überschrift 6 Zchn" style:family="text" style:name="berschrift6Zchn">
      <style:text-properties fo:color="#595959" style:font-family-asian="Arial" style:font-family-complex="Arial" fo:font-style="italic"/>
    </style:style>
    <style:style style:parent-style-name="Absatz-Standardschriftart" style:display-name="Überschrift 7 Zchn" style:family="text" style:name="berschrift7Zchn">
      <style:text-properties fo:color="#595959" style:font-family-asian="Arial" style:font-family-complex="Arial"/>
    </style:style>
    <style:style style:parent-style-name="Absatz-Standardschriftart" style:display-name="Überschrift 8 Zchn" style:family="text" style:name="berschrift8Zchn">
      <style:text-properties fo:color="#272727" style:font-family-asian="Arial" style:font-family-complex="Arial" fo:font-style="italic"/>
    </style:style>
    <style:style style:parent-style-name="Absatz-Standardschriftart" style:display-name="Überschrift 9 Zchn" style:family="text" style:name="berschrift9Zchn">
      <style:text-properties fo:color="#272727" style:font-family-asian="Arial" style:font-family-complex="Arial"/>
    </style:style>
    <style:style style:parent-style-name="Standard" style:display-name="Title" style:family="paragraph" style:name="Titel">
      <style:paragraph-properties fo:line-height="100%" fo:margin-bottom="4pt" style:contextual-spacing="true"/>
      <style:text-properties fo:font-family="Aptos Display" style:font-family-asian="Arial" style:font-family-complex="Arial" fo:font-size="28pt" style:font-size-complex="28pt" fo:letter-spacing="-0.5pt" style:letter-kerning="true"/>
    </style:style>
    <style:style style:parent-style-name="Absatz-Standardschriftart" style:display-name="Titel Zchn" style:family="text" style:name="TitelZchn">
      <style:text-properties fo:font-family="Aptos Display" style:font-family-asian="Arial" style:font-family-complex="Arial" fo:font-size="28pt" style:font-size-complex="28pt" fo:letter-spacing="-0.5pt" style:letter-kerning="true"/>
    </style:style>
    <style:style style:parent-style-name="Standard" style:display-name="Subtitle" style:family="paragraph" style:name="Untertitel">
      <style:paragraph-properties/>
      <style:text-properties fo:color="#595959" style:font-family-asian="Arial" style:font-family-complex="Arial" fo:font-size="14pt" style:font-size-complex="14pt" fo:letter-spacing="0.75pt"/>
    </style:style>
    <style:style style:parent-style-name="Absatz-Standardschriftart" style:display-name="Untertitel Zchn" style:family="text" style:name="UntertitelZchn">
      <style:text-properties fo:color="#595959" style:font-family-asian="Arial" style:font-family-complex="Arial" fo:font-size="14pt" style:font-size-complex="14pt" fo:letter-spacing="0.75pt"/>
    </style:style>
    <style:style style:parent-style-name="Standard" style:display-name="Quote" style:family="paragraph" style:name="Zitat">
      <style:paragraph-properties fo:text-align="center" fo:margin-top="8pt"/>
      <style:text-properties fo:color="#404040" fo:font-style="italic"/>
    </style:style>
    <style:style style:parent-style-name="Absatz-Standardschriftart" style:display-name="Zitat Zchn" style:family="text" style:name="ZitatZchn">
      <style:text-properties fo:color="#404040" fo:font-style="italic"/>
    </style:style>
    <style:style style:parent-style-name="Standard" style:display-name="List Paragraph" style:family="paragraph" style:name="Listenabsatz">
      <style:paragraph-properties fo:margin-left="1.27cm" style:contextual-spacing="true"/>
    </style:style>
    <style:style style:parent-style-name="Absatz-Standardschriftart" style:display-name="Intense Emphasis" style:family="text" style:name="IntensiveHervorhebung">
      <style:text-properties fo:color="#0f4761" fo:font-style="italic"/>
    </style:style>
    <style:style style:parent-style-name="Standard" style:display-name="Intense Quote" style:family="paragraph" style:name="IntensivesZitat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Absatz-Standardschriftart" style:display-name="Intensives Zitat Zchn" style:family="text" style:name="IntensivesZitatZchn">
      <style:text-properties fo:color="#0f4761" fo:font-style="italic"/>
    </style:style>
    <style:style style:parent-style-name="Absatz-Standardschriftart" style:display-name="Intense Reference" style:family="text" style:name="IntensiverVerweis">
      <style:text-properties fo:font-variant="small-caps" fo:color="#0f4761" fo:letter-spacing="0.25pt" fo:font-weight="bold"/>
    </style:style>
    <style:style style:parent-style-name="Standard" style:display-name="header" style:family="paragraph" style:name="Kopfzeile">
      <style:paragraph-properties fo:line-height="100%" fo:margin-bottom="0pt">
        <style:tab-stops>
          <style:tab-stop style:position="8.002cm" style:type="center"/>
          <style:tab-stop style:position="16cm" style:type="right"/>
        </style:tab-stops>
      </style:paragraph-properties>
    </style:style>
    <style:style style:parent-style-name="Absatz-Standardschriftart" style:display-name="Kopfzeile Zchn" style:family="text" style:name="KopfzeileZchn"/>
    <style:style style:parent-style-name="Standard" style:display-name="footer" style:family="paragraph" style:name="Fuzeile">
      <style:paragraph-properties fo:line-height="100%" fo:margin-bottom="0pt">
        <style:tab-stops>
          <style:tab-stop style:position="8.002cm" style:type="center"/>
          <style:tab-stop style:position="16cm" style:type="right"/>
        </style:tab-stops>
      </style:paragraph-properties>
    </style:style>
    <style:style style:parent-style-name="Absatz-Standardschriftart" style:display-name="Fußzeile Zchn" style:family="text" style:name="FuzeileZchn"/>
  </office:styles>
  <office:automatic-styles>
    <style:page-layout style:name="Mpm1">
      <style:page-layout-properties fo:page-width="21cm" fo:page-height="29.7cm" fo:margin-top="1.251cm" fo:margin-bottom="1.249cm" fo:margin-left="2.5cm" fo:margin-right="2.5cm"/>
      <style:header-style>
        <style:header-footer-properties svg:height="1.249cm" fo:min-height="1.249cm"/>
      </style:header-style>
      <style:footer-style>
        <style:header-footer-properties fo:min-height="1.249cm"/>
      </style:footer-style>
    </style:page-layout>
    <style:page-layout style:name="Mpm2">
      <style:page-layout-properties fo:page-width="21cm" fo:page-height="29.7cm" fo:margin-top="1.251cm" fo:margin-bottom="1.249cm" fo:margin-left="2.5cm" fo:margin-right="2.5cm"/>
      <style:header-style>
        <style:header-footer-properties svg:height="1.249cm" fo:min-height="1.249cm"/>
      </style:header-style>
      <style:footer-style>
        <style:header-footer-properties fo:min-height="1.249cm"/>
      </style:footer-style>
    </style:page-layout>
    <style:style style:parent-style-name="Kopfzeile" style:family="paragraph" style:name="P18">
      <style:paragraph-properties fo:text-align="center"/>
      <style:text-properties fo:font-size="14pt" style:font-size-complex="14pt" fo:font-weight="bold"/>
    </style:style>
    <style:style style:family="text" style:name="T19">
      <style:text-properties fo:font-size="14pt" style:font-size-complex="14pt" fo:font-weight="bold"/>
    </style:style>
    <style:style style:parent-style-name="Kopfzeile" style:family="paragraph" style:name="P19">
      <style:paragraph-properties fo:text-align="center"/>
      <style:text-properties fo:font-size="14pt" style:font-size-complex="14pt" fo:font-weight="bold"/>
    </style:style>
    <style:style style:family="text" style:name="T20">
      <style:text-properties fo:font-size="14pt" style:font-size-complex="14pt" fo:font-weight="bold"/>
    </style:style>
    <style:style style:family="text" style:name="T21">
      <style:text-properties fo:font-size="14pt" style:font-size-complex="14pt" fo:font-weight="bold"/>
    </style:style>
    <style:style style:family="text" style:name="T22">
      <style:text-properties fo:font-size="14pt" style:font-size-complex="14pt" fo:font-weight="bold"/>
    </style:style>
    <style:style style:family="text" style:name="T23">
      <style:text-properties fo:font-size="14pt" style:font-size-complex="14pt" fo:font-weight="bold"/>
    </style:style>
    <style:style style:family="paragraph" style:name="P20">
      <style:paragraph-properties fo:line-height="100%"/>
      <style:text-properties fo:font-size="8pt" style:font-size-complex="8pt" fo:font-weight="bold"/>
    </style:style>
    <style:style style:family="text" style:name="T24">
      <style:text-properties fo:font-size="8pt" style:font-size-complex="8pt" fo:font-weight="bold"/>
    </style:style>
    <style:style style:family="paragraph" style:name="P21">
      <style:paragraph-properties fo:line-height="100%"/>
      <style:text-properties fo:font-size="8pt" style:font-size-complex="8pt"/>
    </style:style>
    <style:style style:family="text" style:name="T25">
      <style:text-properties fo:font-size="8pt" style:font-size-complex="8pt"/>
    </style:style>
    <style:style style:family="text" style:name="T26">
      <style:text-properties fo:font-size="8pt" style:font-size-complex="8pt"/>
    </style:style>
    <style:style style:family="text" style:name="T27">
      <style:text-properties fo:font-size="8pt" style:font-size-complex="8pt"/>
    </style:style>
    <style:style style:family="text" style:name="T28">
      <style:text-properties fo:font-size="8pt" style:font-size-complex="8pt"/>
    </style:style>
    <style:style style:family="text" style:name="T29">
      <style:text-properties fo:font-size="8pt" style:font-size-complex="8pt"/>
    </style:style>
    <style:style style:family="text" style:name="T30">
      <style:text-properties fo:font-size="8pt" style:font-size-complex="8pt"/>
    </style:style>
    <style:style style:family="text" style:name="T31">
      <style:text-properties fo:font-size="8pt" style:font-size-complex="8pt"/>
    </style:style>
    <style:style style:family="text" style:name="T32">
      <style:text-properties fo:font-size="8pt" style:font-size-complex="8pt"/>
    </style:style>
    <style:style style:family="text" style:name="T33">
      <style:text-properties fo:font-size="8pt" style:font-size-complex="8pt"/>
    </style:style>
    <style:style style:family="text" style:name="T34">
      <style:text-properties fo:font-size="8pt" style:font-size-complex="8pt"/>
    </style:style>
    <style:style style:family="text" style:name="T35">
      <style:text-properties fo:font-size="8pt" style:font-size-complex="8pt"/>
    </style:style>
    <style:style style:parent-style-name="Kopfzeile" style:family="paragraph" style:name="P23">
      <style:paragraph-properties fo:text-align="center"/>
      <style:text-properties fo:font-size="14pt" style:font-size-complex="14pt" fo:font-weight="bold"/>
    </style:style>
    <style:style style:family="text" style:name="T36">
      <style:text-properties fo:font-size="14pt" style:font-size-complex="14pt" fo:font-weight="bold"/>
    </style:style>
    <style:style style:parent-style-name="Kopfzeile" style:family="paragraph" style:name="P24">
      <style:paragraph-properties fo:text-align="center"/>
      <style:text-properties fo:font-size="14pt" style:font-size-complex="14pt" fo:font-weight="bold"/>
    </style:style>
    <style:style style:family="text" style:name="T37">
      <style:text-properties fo:font-size="14pt" style:font-size-complex="14pt" fo:font-weight="bold"/>
    </style:style>
    <style:style style:family="text" style:name="T38">
      <style:text-properties fo:font-size="14pt" style:font-size-complex="14pt" fo:font-weight="bold"/>
    </style:style>
    <style:style style:family="text" style:name="T39">
      <style:text-properties fo:font-size="14pt" style:font-size-complex="14pt" fo:font-weight="bold"/>
    </style:style>
    <style:style style:family="text" style:name="T40">
      <style:text-properties fo:font-size="14pt" style:font-size-complex="14pt" fo:font-weight="bold"/>
    </style:style>
    <style:style style:family="paragraph" style:name="P25">
      <style:paragraph-properties fo:line-height="100%"/>
      <style:text-properties fo:font-size="8pt" style:font-size-complex="8pt" fo:font-weight="bold"/>
    </style:style>
    <style:style style:family="text" style:name="T41">
      <style:text-properties fo:font-size="8pt" style:font-size-complex="8pt" fo:font-weight="bold"/>
    </style:style>
    <style:style style:family="paragraph" style:name="P26">
      <style:paragraph-properties fo:line-height="100%"/>
      <style:text-properties fo:font-size="8pt" style:font-size-complex="8pt"/>
    </style:style>
    <style:style style:family="text" style:name="T42">
      <style:text-properties fo:font-size="8pt" style:font-size-complex="8pt"/>
    </style:style>
    <style:style style:family="text" style:name="T43">
      <style:text-properties fo:font-size="8pt" style:font-size-complex="8pt"/>
    </style:style>
    <style:style style:family="text" style:name="T44">
      <style:text-properties fo:font-size="8pt" style:font-size-complex="8pt"/>
    </style:style>
    <style:style style:family="text" style:name="T45">
      <style:text-properties fo:font-size="8pt" style:font-size-complex="8pt"/>
    </style:style>
    <style:style style:family="text" style:name="T46">
      <style:text-properties fo:font-size="8pt" style:font-size-complex="8pt"/>
    </style:style>
    <style:style style:family="text" style:name="T47">
      <style:text-properties fo:font-size="8pt" style:font-size-complex="8pt"/>
    </style:style>
    <style:style style:family="text" style:name="T48">
      <style:text-properties fo:font-size="8pt" style:font-size-complex="8pt"/>
    </style:style>
    <style:style style:family="text" style:name="T49">
      <style:text-properties fo:font-size="8pt" style:font-size-complex="8pt"/>
    </style:style>
    <style:style style:family="text" style:name="T50">
      <style:text-properties fo:font-size="8pt" style:font-size-complex="8pt"/>
    </style:style>
    <style:style style:family="text" style:name="T51">
      <style:text-properties fo:font-size="8pt" style:font-size-complex="8pt"/>
    </style:style>
    <style:style style:family="text" style:name="T52">
      <style:text-properties fo:font-size="8pt" style:font-size-complex="8pt"/>
    </style:style>
  </office:automatic-styles>
  <office:master-styles>
    <style:master-page style:name="Standard" style:page-layout-name="Mpm1">
      <style:footer>
        <text:p text:style-name="P20"><text:span text:style-name="T24">Beschluss der Schulkonferenz vom 30.09.2024</text:span></text:p>
        <text:p text:style-name="P21"><text:span text:style-name="T25">Spätestens nach 12 Werktagen (inklusive Samstag) ab dem ersten Fehltag</text:span><text:span text:style-name="T26"><text:s/></text:span><text:span text:style-name="T27">muss eine schriftliche Entschuldigung (bei Minderjährigen mit Unterschrift</text:span><text:span text:style-name="T28"><text:s/></text:span><text:span text:style-name="T29">der Erziehungsberechtigten) oder ein Attest in Papierform unaufgefordert</text:span><text:span text:style-name="T30"><text:s/></text:span><text:span text:style-name="T31">bei der Klassenleitung eingereicht worden sein.</text:span><text:span text:style-name="T32"><text:s/></text:span><text:span text:style-name="T33">Später eingereichte Entschuldigungen werden nicht mehr akzeptiert und</text:span><text:span text:style-name="T34"><text:s/></text:span><text:span text:style-name="T35">führen zu unentschuldigten Fehlzeiten auf dem Zeugnis.</text:span></text:p>
      </style:footer>
      <style:header>
        <text:p text:style-name="P18"><text:span text:style-name="T19">Berufskolleg Bergisch Gladbach</text:span></text:p>
        <text:p text:style-name="P19"><text:span text:style-name="T20">HIT12 202</text:span><text:span text:style-name="T21">5</text:span><text:span text:style-name="T22">/202</text:span><text:span text:style-name="T23">6</text:span></text:p>
      </style:header>
    </style:master-page>
    <style:master-page style:name="MasterPage2" style:page-layout-name="Mpm2">
      <style:footer>
        <text:p text:style-name="P25"><text:span text:style-name="T41">Beschluss der Schulkonferenz vom 30.09.2024</text:span></text:p>
        <text:p text:style-name="P26"><text:span text:style-name="T42">Spätestens nach 12 Werktagen (inklusive Samstag) ab dem ersten Fehltag</text:span><text:span text:style-name="T43"><text:s/></text:span><text:span text:style-name="T44">muss eine schriftliche Entschuldigung (bei Minderjährigen mit Unterschrift</text:span><text:span text:style-name="T45"><text:s/></text:span><text:span text:style-name="T46">der Erziehungsberechtigten) oder ein Attest in Papierform unaufgefordert</text:span><text:span text:style-name="T47"><text:s/></text:span><text:span text:style-name="T48">bei der Klassenleitung eingereicht worden sein.</text:span><text:span text:style-name="T49"><text:s/></text:span><text:span text:style-name="T50">Später eingereichte Entschuldigungen werden nicht mehr akzeptiert und</text:span><text:span text:style-name="T51"><text:s/></text:span><text:span text:style-name="T52">führen zu unentschuldigten Fehlzeiten auf dem Zeugnis.</text:span></text:p>
      </style:footer>
      <style:header>
        <text:p text:style-name="P23"><text:span text:style-name="T36">Berufskolleg Bergisch Gladbach</text:span></text:p>
        <text:p text:style-name="P24"><text:span text:style-name="T37">HIT12 202</text:span><text:span text:style-name="T38">5</text:span><text:span text:style-name="T39">/202</text:span><text:span text:style-name="T40">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  <dc:creator>Stefan Alexander Bruns</dc:creator>
    <meta:creation-date>2024-11-19T09:32:00Z</meta:creation-date>
    <meta:keyword/>
    <dc:title/>
    <dc:description/>
  </office:meta>
</office:document-meta>
</file>